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666666" style:font-name="Lato Extended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fo:letter-spacing="normal"/>
    </style:style>
    <style:style style:name="T1" style:family="text">
      <style:text-properties fo:font-variant="normal" fo:text-transform="none" fo:color="#2d3b45" style:font-name="Lato Extended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utline (Week 5)</text:h>
      <text:p text:style-name="P2"><text:span text:style-name="Strong_20_Emphasis"><text:span text:style-name="T1">Feb 6: Epigenomics</text:span></text:span></text:p>
      <text:p text:style-name="P3">Lecture: PPT Lecture-Enhancers</text:p>
      <text:p text:style-name="P3">Lecture: PPT Lecture-Epigenomics</text:p>
      <text:p text:style-name="P3">Learn: Enhancers, DNA Accessibility, ATAC-seq, Histone modifications, ChIP-seq, DNA methylation.</text:p>
      <text:p text:style-name="P4"> </text:p>
      <text:p text:style-name="P2"><text:span text:style-name="Strong_20_Emphasis"><text:span text:style-name="T1">Feb 8: Prediction of TF binding</text:span></text:span></text:p>
      <text:p text:style-name="P3">Pre-reqs: Motifs and PWMs, Bayesian Inference, Classification and evaluations; ROC, Logistic regression, Negative Binomial distribution, Likelihood maximization, Expectation-Maximization</text:p>
      <text:p text:style-name="P3">Lecture: PPT Lecture-Pique-Regi</text:p>
      <text:p text:style-name="P3">Paper: PDF Paper-Pique-Regi</text:p>
      <text:p text:style-name="P3">Learn: data integration, Hierarchical mixture models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9:02:15.524033926</meta:creation-date>
    <dc:date>2023-01-16T19:03:12.515169003</dc:date>
    <meta:editing-duration>PT57S</meta:editing-duration>
    <meta:editing-cycles>1</meta:editing-cycles>
    <meta:document-statistic meta:table-count="0" meta:image-count="0" meta:object-count="0" meta:page-count="1" meta:paragraph-count="11" meta:word-count="58" meta:character-count="522" meta:non-whitespace-character-count="472"/>
    <meta:generator>LibreOffice/6.0.7.3$Linux_X86_64 LibreOffice_project/00m0$Build-3</meta:generator>
  </office:meta>
</office:document-meta>
</file>